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cac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cac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cac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cac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cac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cac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cac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cac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cac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cac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cac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cac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cac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cac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cac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cac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cac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é Ignacio  Rodríguez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81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dgar José Romero Flo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2948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1.7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2"/>
    <meta:template xlink:type="simple" xlink:actuate="onRequest" xlink:title="Normal" xlink:href=""/>
  </office:meta>
</office:document-meta>
</file>